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, 'Bitstream Charter', 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style:font-name="Liberation Serif" fo:font-size="12pt" fo:font-style="normal" fo:font-weight="normal" style:font-size-asian="12pt" style:font-size-complex="12pt"/>
    </style:style>
    <style:style style:name="P6" style:family="paragraph" style:parent-style-name="Text_20_body" style:list-style-name="L3">
      <style:text-properties style:font-name="Liberation Serif" fo:font-size="12pt" fo:font-style="normal" fo:font-weight="normal" style:font-size-asian="12pt" style:font-size-complex="12pt"/>
    </style:style>
    <style:style style:name="P7" style:family="paragraph" style:parent-style-name="Text_20_body" style:list-style-name="L5">
      <style:text-properties style:font-name="Liberation Serif" fo:font-size="12pt" fo:font-style="normal" fo:font-weight="normal" style:font-size-asian="12pt" style:font-size-complex="12pt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de proyecto</text:h>
      <text:h text:style-name="Heading_20_2" text:outline-level="2">Integrantes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Apellido y nombre</text:p>
          </table:table-cell>
          <table:table-cell table:style-name="Tabla1.B1" office:value-type="string">
            <text:p text:style-name="P1">Padron</text:p>
          </table:table-cell>
        </table:table-row>
        <table:table-row>
          <table:table-cell table:style-name="Tabla1.A2" office:value-type="string">
            <text:p text:style-name="P1">Castarataro, Pablo Daniel</text:p>
          </table:table-cell>
          <table:table-cell table:style-name="Tabla1.B2" office:value-type="string">
            <text:p text:style-name="P1">89683</text:p>
          </table:table-cell>
        </table:table-row>
        <table:table-row>
          <table:table-cell table:style-name="Tabla1.A2" office:value-type="string">
            <text:p text:style-name="P1">Gramajo, Gustavo</text:p>
          </table:table-cell>
          <table:table-cell table:style-name="Tabla1.B2" office:value-type="string">
            <text:p text:style-name="P1">88094</text:p>
          </table:table-cell>
        </table:table-row>
        <table:table-row>
          <table:table-cell table:style-name="Tabla1.A2" office:value-type="string">
            <text:p text:style-name="P1">Lopez, Edgardo</text:p>
          </table:table-cell>
          <table:table-cell table:style-name="Tabla1.B2" office:value-type="string">
            <text:p text:style-name="P1">86140</text:p>
          </table:table-cell>
        </table:table-row>
      </table:table>
      <text:p text:style-name="Text_20_body"/>
      <text:h text:style-name="Heading_20_2" text:outline-level="2">División de tareas</text:h>
      <text:p text:style-name="Text_20_body"/>
      <text:h text:style-name="Heading_20_2" text:outline-level="2">Evolución de proyecto</text:h>
      <text:p text:style-name="Text_20_body">INSERTAR AQUI EL CRONOGRAMA CUANDO ESTE TERMINADO</text:p>
      <text:h text:style-name="Heading_20_2" text:outline-level="2">Inconvenientes encontrados</text:h>
      <text:p text:style-name="Text_20_body">- ¿Que hacer con los archivos que generan los programas cgi?</text:p>
      <text:p text:style-name="Text_20_body">Inicialmente se planteo la posibilidad de hacer una tabla de hashing con los nombres de los archivos generados y ponerlos a disposicion del sistema para que cada instancia de ejecucion del cgi pueda accederlos.</text:p>
      <text:p text:style-name="Text_20_body">Finalmente se optò por un sistema de creacion y eliminacion de subcarpetas en arch-temp-cgi. Èste consiste en:</text:p>
      <text:list xml:id="list568900203" text:style-name="L1">
        <text:list-item>
          <text:p text:style-name="P3">Se crea una subcarpeta, de nombre X, donde X es el numero de cgi ejecutado en el sistema desde su inicio.</text:p>
        </text:list-item>
        <text:list-item>
          <text:p text:style-name="P3">El cgi tomara como ambito de trabajo el directorio de X, y creara y buscara recursos en esa ruta.</text:p>
        </text:list-item>
        <text:list-item>
          <text:p text:style-name="P3">Finalmente se eliminara la carpeta, luego de que el sistema obtenga el retorno del cgi.</text:p>
          <text:p text:style-name="P3"/>
        </text:list-item>
      </text:list>
      <text:p text:style-name="Text_20_body">- Reutilizacion de los puertos</text:p>
      <text:p text:style-name="Text_20_body">Encontramos problemas relativos al reinicio del servidor y a los puertos involucrados en este proceso.</text:p>
      <text:p text:style-name="Text_20_body"/>
      <text:p text:style-name="Text_20_body">- Cierre de sockets</text:p>
      <text:p text:style-name="Text_20_body"/>
      <text:p text:style-name="Text_20_body">- Parseo de argumentos en archivos php.</text:p>
      <text:p text:style-name="Text_20_body">Se soluciono imponiendo una manera especifica de manejar variables en los archivos php.</text:p>
      <text:p text:style-name="Text_20_body">Veamos un ejemplo (se resalta en cursiva la manera de manejar las variables):</text:p>
      <text:p text:style-name="Text_20_body"/>
      <text:p text:style-name="Text_20_body">&lt;html&gt; </text:p>
      <text:p text:style-name="Text_20_body"><text:soft-page-break/>&lt;body&gt; </text:p>
      <text:p text:style-name="Text_20_body">&lt;form action="pr.cgi" method="post" enctype="multipart/form-data"&gt;&lt;br&gt; </text:p>
      <text:p text:style-name="Text_20_body">&lt;?php </text:p>
      <text:p text:style-name="P2">$shortopts <text:s/>= ""; </text:p>
      <text:p text:style-name="P2">$longopts <text:s/>= array( </text:p>
      <text:p text:style-name="P2"><text:s text:c="4"/>"cantArchivos:", <text:s text:c="4"/>// Valor obligatorio - invocar desde consola asi: php test.php --cantArchivos 2 </text:p>
      <text:p text:style-name="P2">); </text:p>
      <text:p text:style-name="P2">$options = getopt($shortopts, $longopts); </text:p>
      <text:p text:style-name="Text_20_body">for ($i=1; $i&lt;=<text:span text:style-name="T1">$options["cantArchivos"]</text:span>; $i++) </text:p>
      <text:p text:style-name="Text_20_body"><text:s text:c="2"/>{ <text:s text:c="3"/></text:p>
      <text:p text:style-name="Text_20_body"><text:s text:c="4"/>echo "&lt;form method=\"post\" enctype=\"multipart/form-data\"&gt;&lt;br&gt;\n"; </text:p>
      <text:p text:style-name="Text_20_body"><text:s text:c="4"/>echo "&lt;label for=\"file\"]&gt;Archivo &lt;/label&gt;\n"; </text:p>
      <text:p text:style-name="Text_20_body"><text:s text:c="4"/>echo $i; </text:p>
      <text:p text:style-name="Text_20_body"><text:s text:c="4"/>echo "&lt;input type=file size=60 name=\"file\"&gt;&lt;br&gt;\n"; </text:p>
      <text:p text:style-name="Text_20_body"><text:s text:c="2"/>} </text:p>
      <text:p text:style-name="Text_20_body">?&gt; </text:p>
      <text:p text:style-name="Text_20_body">&lt;input type=submit value="&gt;&gt;"&gt;&lt;br&gt; </text:p>
      <text:p text:style-name="Text_20_body">&lt;/form&gt;&lt;br&gt; </text:p>
      <text:p text:style-name="Text_20_body">&lt;/body&gt; </text:p>
      <text:p text:style-name="Text_20_body">&lt;/html&gt; </text:p>
      <text:p text:style-name="Text_20_body"/>
      <text:p text:style-name="Text_20_body">Adicionalmente, la variable de entorno URI_PARA_PARSER_PHP_ALTERNATIVO contiene el uri del recurso, la cual podria ser usada para parsear el archivo de otra forma.</text:p>
      <text:p text:style-name="Text_20_body"/>
      <text:p text:style-name="Text_20_body"/>
      <text:list xml:id="list371904355" text:continue-numbering="true" text:style-name="L1">
        <text:list-header>
          <text:p text:style-name="P3"/>
        </text:list-header>
      </text:list>
      <text:list xml:id="list1269160565" text:style-name="L2">
        <text:list-header>
          <text:p text:style-name="P4"/>
        </text:list-header>
      </text:list>
      <text:h text:style-name="Heading_20_2" text:outline-level="2">Análisis de puntos pendientes</text:h>
      <text:p text:style-name="Text_20_body">La gran mayoria de estos puntos pendientes <text:s/>quedaron relegados por poseer una menor relevancia relativa:</text:p>
      <text:list xml:id="list935127304" text:style-name="L7">
        <text:list-item>
          <text:p text:style-name="P12">Brindar la posibilidad de elegir en que ruta se quiere instalar el sistema, para , si el usuario lo desea, tener separados los binarios, archivos de configuraciones, sitios, documentacion auto-generada, ayuda, etc, del codigo fuente.</text:p>
          <text:p text:style-name="P12">Solucion: modificacion del archivo CMakeLists.txt mediante la adicion de los comandos adecuados (INSTALL).</text:p>
        </text:list-item>
        <text:list-item>
          <text:p text:style-name="P12">Chequear las extensiones de los archivos fuente que procesa el precompilador cgi. Solucion: comprobacion de la extension a la hora del parseo del cuerpo (post) de un request.</text:p>
        </text:list-item>
        <text:list-item>
          <text:p text:style-name="P12"><text:soft-page-break/>Mas relevancia y apariciones de la mascota/cara visible de nuestro sistema (Mario Mapache) en la gui de ConfiguradorCliente.</text:p>
        </text:list-item>
        <text:list-item>
          <text:p text:style-name="P12"/>
        </text:list-item>
      </text:list>
      <text:h text:style-name="Heading_20_2" text:outline-level="2">Herramientas</text:h>
      <text:p text:style-name="Text_20_body">Eclipse IDE</text:p>
      <text:p text:style-name="Text_20_body">Cmake-gui/Cmake</text:p>
      <text:p text:style-name="Text_20_body">Valgrind</text:p>
      <text:p text:style-name="Text_20_body">Svn Google Code</text:p>
      <text:p text:style-name="Text_20_body">RapidSVN</text:p>
      <text:p text:style-name="Text_20_body">Doxygen</text:p>
      <text:p text:style-name="Text_20_body">Glade</text:p>
      <text:h text:style-name="Heading_20_2" text:outline-level="2">Conclusiones</text:h>
      <text:p text:style-name="Text_20_body">Luego de varias semanas de incesante esfuerzo, trabajo coordinado en equipo e investigacion, creemos firmemente que hemos cumplido con creces todos los objetivos que nos impusimos.</text:p>
      <text:p text:style-name="Text_20_body">El feedback semanal de nuestros ayudantes nos ayudo a no salirnos del camino, a despejar dudas y a abrir nuestras mentes a nuevas ideas.</text:p>
      <text:p text:style-name="Text_20_body">Queremos agradecerles especialmente a nuestras familias por todo el apoyo y la comprension que nos brindaron. Hemos estado tan ausentes y abstraidos en este ,a veces intrincado, proyecto, pero aun asi, ellos estuvieron ahi para nosotros. A ellos va dedicado Mapache 1.0.</text:p>
      <text:h text:style-name="Heading_20_1" text:outline-level="1">Documentación técnica</text:h>
      <text:h text:style-name="Heading_20_2" text:outline-level="2">Requerimientos de software</text:h>
      <text:p text:style-name="P5">Se requiere tener instalado:</text:p>
      <text:list xml:id="list115689559" text:style-name="L3">
        <text:list-item>
          <text:p text:style-name="P6">libtinyxml 2.5.3 (para el manejo de las configuraciones del servidor)</text:p>
        </text:list-item>
        <text:list-item>
          <text:p text:style-name="P8">php5 (para el manejo de archivos php)</text:p>
        </text:list-item>
        <text:list-item>
          <text:p text:style-name="P8">cmake 2.8.3 (aunque originalmente no lo usabamos, al final del proyecto se volvio de vital importancia)</text:p>
        </text:list-item>
        <text:list-item>
          <text:p text:style-name="P8">gtkmm-2.4 (para la interfaz grafica de ConfiguradorMapache)</text:p>
        </text:list-item>
        <text:list-item>
          <text:p text:style-name="P8">Valgrind 3.6.1</text:p>
        </text:list-item>
        <text:list-item>
          <text:p text:style-name="P8"><text:a xlink:type="simple" xlink:href="http://google-styleguide.googlecode.com/svn/trunk/cppguide.xml">http://google-styleguide.googlecode.com/svn/trunk/cppguide.xml</text:a> (chequeo de normas de codificacion)</text:p>
        </text:list-item>
        <text:list-item>
          <text:p text:style-name="P8">Eclipse IDE</text:p>
        </text:list-item>
      </text:list>
      <text:p text:style-name="Text_20_body">Documentacion</text:p>
      <text:list xml:id="list1385636772" text:style-name="L4">
        <text:list-item>
          <text:p text:style-name="P9">doxygen 1.7.3</text:p>
        </text:list-item>
        <text:list-item>
          <text:p text:style-name="P9">graphviz</text:p>
        </text:list-item>
        <text:list-item>
          <text:p text:style-name="P9">dot2tex</text:p>
        </text:list-item>
      </text:list>
      <text:p text:style-name="Text_20_body"><text:soft-page-break/>S.O.</text:p>
      <text:p text:style-name="Text_20_body">Probado con resultados positivos en Ubuntu 10.10, 11.04, 11.10.</text:p>
      <text:h text:style-name="Heading_20_2" text:outline-level="2">Descripción general</text:h>
      <text:p text:style-name="Text_20_body"/>
      <text:h text:style-name="Heading_20_2" text:outline-level="2">Descripción de los modulos</text:h>
      <text:p text:style-name="Text_20_body"/>
      <text:h text:style-name="Heading_20_2" text:outline-level="2">Programas intermedios y programas de prueba</text:h>
      <text:p text:style-name="Text_20_body">Mozilla Firebug</text:p>
      <text:p text:style-name="Text_20_body">WireShark</text:p>
      <text:p text:style-name="Text_20_body">Apache Web Server</text:p>
      <text:p text:style-name="Text_20_body"/>
      <text:h text:style-name="Heading_20_2" text:outline-level="2">Código fuente</text:h>
      <text:p text:style-name="Text_20_body"/>
      <text:h text:style-name="Heading_20_1" text:outline-level="1">Manual de usuario</text:h>
      <text:h text:style-name="Heading_20_2" text:outline-level="2">Instalación</text:h>
      <text:p text:style-name="Text_20_body"/>
      <text:h text:style-name="Heading_20_3" text:outline-level="3">Requerimientos de software</text:h>
      <text:p text:style-name="P5">Se requiere tener instalado:</text:p>
      <text:list xml:id="list815618011" text:style-name="L5">
        <text:list-item>
          <text:p text:style-name="P7">libtinyxml 2.5.3</text:p>
        </text:list-item>
        <text:list-item>
          <text:p text:style-name="P10">php5</text:p>
        </text:list-item>
        <text:list-item>
          <text:p text:style-name="P10">cmake 2.8.3</text:p>
        </text:list-item>
        <text:list-item>
          <text:p text:style-name="P10">gtkmm-2.4</text:p>
        </text:list-item>
      </text:list>
      <text:p text:style-name="Text_20_body"/>
      <text:p text:style-name="Text_20_body">Opcional (para la generacion automatica de documentacion)</text:p>
      <text:list xml:id="list297958984" text:style-name="L6">
        <text:list-item>
          <text:p text:style-name="P11">doxygen 1.7.3</text:p>
        </text:list-item>
        <text:list-item>
          <text:p text:style-name="P11">graphviz</text:p>
        </text:list-item>
        <text:list-item>
          <text:p text:style-name="P11">dot2tex</text:p>
        </text:list-item>
      </text:list>
      <text:p text:style-name="Text_20_body">S.O.</text:p>
      <text:p text:style-name="Text_20_body">Probado en Ubuntu 10.10, 11.04, 11.10.</text:p>
      <text:h text:style-name="Heading_20_3" text:outline-level="3"><text:soft-page-break/>Requerimientos de hardware</text:h>
      <text:h text:style-name="Heading_20_3" text:outline-level="3">Proceso de instalación</text:h>
      <text:p text:style-name="Text_20_body">Ver Mapache/Ayuda/‌instalacion.html </text:p>
      <text:h text:style-name="Heading_20_2" text:outline-level="2">Configuración</text:h>
      <text:p text:style-name="Text_20_body">Ver Mapache/Ayuda/configuracion.html</text:p>
      <text:h text:style-name="Heading_20_2" text:outline-level="2">Forma de uso</text:h>
      <text:p text:style-name="Text_20_body">Ver Mapache/Ayuda/control.html y Mapache/Ayuda/administracion.html</text:p>
      <text:h text:style-name="Heading_20_2" text:outline-level="2">Apéndices de erro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orgia" svg:font-family="Georgia, 'Bitstream Charter', 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4T16:23:42</meta:creation-date>
    <dc:date>2011-11-27T14:54:59</dc:date>
    <dc:creator>gus </dc:creator>
    <meta:editing-duration>PT3H48M31S</meta:editing-duration>
    <meta:editing-cycles>11</meta:editing-cycles>
    <meta:generator>LibreOffice/3.3$Linux LibreOffice_project/330m19$Build-401</meta:generator>
    <meta:document-statistic meta:table-count="1" meta:image-count="0" meta:object-count="0" meta:page-count="5" meta:paragraph-count="111" meta:word-count="680" meta:character-count="4692"/>
  </office:meta>
</office:document-meta>
</file>